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F" svg:font-family="" style:font-family-generic="roman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79cm"/>
    </style:style>
    <style:style style:name="co3" style:family="table-column">
      <style:table-column-properties fo:break-before="auto" style:column-width="1.127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4.921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42cm"/>
    </style:style>
    <style:style style:name="co9" style:family="table-column">
      <style:table-column-properties fo:break-before="auto" style:column-width="4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dee6ef"/>
      <style:text-properties style:font-name="aakar"/>
    </style:style>
    <style:style style:name="ce18" style:family="table-cell" style:parent-style-name="Default">
      <style:table-cell-properties fo:background-color="#ffffff" style:text-align-source="fix" style:repeat-content="false" fo:border="0.06pt solid #c0c0c0"/>
      <style:paragraph-properties fo:text-align="end" fo:margin-left="0cm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06pt solid #c0c0c0" fo:border-right="0.06pt solid #c0c0c0" fo:border-top="0.06pt solid #c0c0c0"/>
      <style:paragraph-properties fo:text-align="end" fo:margin-left="0cm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tyle="italic" style:font-style-asian="italic" style:font-style-complex="italic"/>
    </style:style>
    <style:style style:name="ce27" style:family="table-cell" style:parent-style-name="Default">
      <style:table-cell-properties fo:background-color="#395511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color="#ff0000" fo:font-style="italic" style:font-style-asian="italic" style:font-style-complex="italic"/>
    </style:style>
    <style:style style:name="ce3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color="#50938a" fo:font-style="italic" style:font-style-asian="italic" style:font-style-complex="italic"/>
    </style:style>
    <style:style style:name="ce36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50938a" fo:font-style="italic" style:font-style-asian="italic" style:font-style-complex="italic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8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 fo:font-style="italic" style:font-style-asian="italic" style:font-style-complex="italic"/>
    </style:style>
    <style:style style:name="ce69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50938a" fo:font-style="italic" style:font-style-asian="italic" style:font-style-complex="italic"/>
    </style:style>
    <style:style style:name="ce70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50938a" fo:font-style="italic" style:font-style-asian="italic" style:font-style-complex="italic"/>
    </style:style>
    <style:style style:name="ce95" style:family="table-cell" style:parent-style-name="Default">
      <style:text-properties fo:color="#b2b2b2" fo:font-style="italic" style:font-style-asian="italic" style:font-style-complex="italic"/>
    </style:style>
    <style:style style:name="ce72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style="italic" style:font-style-asian="italic" style:font-style-complex="italic"/>
    </style:style>
    <style:style style:name="ce105" style:family="table-cell" style:parent-style-name="Default" style:data-style-name="N109"/>
    <style:style style:name="ce76" style:family="table-cell" style:parent-style-name="Default" style:data-style-name="N109">
      <style:table-cell-properties fo:border="none"/>
    </style:style>
    <style:style style:name="ce106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fo:color="#cccccc" fo:font-style="italic" style:font-style-asian="italic" style:font-style-complex="italic"/>
    </style:style>
    <style:style style:name="ce15" style:family="table-cell" style:parent-style-name="Default">
      <style:table-cell-properties fo:background-color="#dee6ef"/>
    </style:style>
    <style:style style:name="ce80" style:family="table-cell" style:parent-style-name="Default">
      <style:table-cell-properties fo:background-color="#ffffff" style:text-align-source="fix" style:repeat-content="false" fo:border="0.06pt solid #c0c0c0"/>
      <style:paragraph-properties fo:text-align="end" fo:margin-left="0cm"/>
      <style:text-properties fo:color="#ff860d" style:text-outline="false" style:text-line-through-style="none" style:text-line-through-type="none" style:font-name="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italic" style:font-weight-asian="normal" style:font-name-complex="F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860d" fo:font-style="italic" style:font-style-asian="italic" style:font-style-complex="italic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ccccc" fo:font-style="italic" style:font-style-asian="italic" style:font-style-complex="italic"/>
    </style:style>
    <style:style style:name="ce84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color="#cccccc" fo:font-style="italic" style:font-style-asian="italic" style:font-style-complex="italic"/>
    </style:style>
    <style:style style:name="ce85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ff860d" style:text-outline="false" style:text-line-through-style="none" style:text-line-through-type="none" style:font-name="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italic" style:font-weight-asian="normal" style:font-name-complex="F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fo:background-color="#ffffff" fo:border-left="0.06pt solid #c0c0c0" fo:border-right="0.06pt solid #c0c0c0" fo:border-top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fo:background-color="#ffffff" style:text-align-source="fix" style:repeat-content="false" fo:border-left="0.06pt solid #c0c0c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style:text-underline-style="none"/>
    </style:style>
    <style:style style:name="ce92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ff8000" style:text-outline="false" style:text-line-through-style="none" style:text-line-through-type="none" style:font-name="F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italic" style:font-weight-asian="normal" style:font-name-complex="F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men 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TRIPADVISOR: ATRACCIONES TURÍSTICAS DE SANTA CRUZ, BOLIVIA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RESUMEN GENERAL – TIPO DE EXPERIENCI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table:formula="of:=[$'s01 - 790r'.A16]+[$'s03 - 580r'.A14]+[$'s04 - 250r'.A15]+[$'s05 - 170r'.A13]" office:value-type="float" office:value="1714" calcext:value-type="float">
            <text:p>1714</text:p>
          </table:table-cell>
          <table:table-cell table:style-name="ce11" office:value-type="string" calcext:value-type="string">
            <text:p>Total opiniones recogidas</text:p>
          </table:table-cell>
          <table:table-cell table:number-columns-repeated="2"/>
          <table:table-cell table:style-name="ce20" office:value-type="string" calcext:value-type="string" table:number-columns-spanned="4" table:number-rows-spanned="1">
            <text:p># viajero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  <table:table-cell table:style-name="ce21" office:value-type="string" calcext:value-type="string">
            <text:p>S01</text:p>
          </table:table-cell>
          <table:table-cell table:style-name="ce21" office:value-type="string" calcext:value-type="string">
            <text:p>S03</text:p>
          </table:table-cell>
          <table:table-cell table:style-name="ce21" office:value-type="string" calcext:value-type="string">
            <text:p>S04</text:p>
          </table:table-cell>
          <table:table-cell table:style-name="ce21" office:value-type="string" calcext:value-type="string">
            <text:p>S05</text:p>
          </table:table-cell>
          <table:table-cell/>
        </table:table-row>
        <table:table-row table:style-name="ro1">
          <table:table-cell table:number-columns-repeated="4"/>
          <table:table-cell table:style-name="ce18" office:value-type="string" calcext:value-type="string">
            <text:p>Familia</text:p>
          </table:table-cell>
          <table:table-cell table:style-name="ce7" table:formula="of:=[$'s01 - 790r'.B6]" office:value-type="float" office:value="252" calcext:value-type="float">
            <text:p>252</text:p>
          </table:table-cell>
          <table:table-cell table:style-name="ce37" table:formula="of:=[$'s03 - 580r'.B7]" office:value-type="float" office:value="111" calcext:value-type="float">
            <text:p>111</text:p>
          </table:table-cell>
          <table:table-cell table:style-name="ce7" table:formula="of:=[$'s04 - 250r'.B8]" office:value-type="float" office:value="48" calcext:value-type="float">
            <text:p>48</text:p>
          </table:table-cell>
          <table:table-cell table:style-name="ce46" table:formula="of:=[$'s05 - 170r'.B5]" office:value-type="float" office:value="43" calcext:value-type="float">
            <text:p>43</text:p>
          </table:table-cell>
          <table:table-cell table:style-name="ce95" table:formula="of:=SUM([.F7:.I7])" office:value-type="float" office:value="454" calcext:value-type="float">
            <text:p>454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Solitario</text:p>
          </table:table-cell>
          <table:table-cell table:style-name="ce7" table:formula="of:=[$'s01 - 790r'.B7]" office:value-type="float" office:value="190" calcext:value-type="float">
            <text:p>190</text:p>
          </table:table-cell>
          <table:table-cell table:style-name="ce37" table:formula="of:=[$'s03 - 580r'.B6]" office:value-type="float" office:value="169" calcext:value-type="float">
            <text:p>169</text:p>
          </table:table-cell>
          <table:table-cell table:style-name="ce7" table:formula="of:=[$'s04 - 250r'.B7]" office:value-type="float" office:value="67" calcext:value-type="float">
            <text:p>67</text:p>
          </table:table-cell>
          <table:table-cell table:style-name="ce46" table:formula="of:=[$'s05 - 170r'.B8]" office:value-type="float" office:value="24" calcext:value-type="float">
            <text:p>24</text:p>
          </table:table-cell>
          <table:table-cell table:style-name="ce95" table:formula="of:=SUM([.F8:.I8])" office:value-type="float" office:value="450" calcext:value-type="float">
            <text:p>450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Amigos</text:p>
          </table:table-cell>
          <table:table-cell table:style-name="ce7" table:formula="of:=[$'s01 - 790r'.B8]" office:value-type="float" office:value="161" calcext:value-type="float">
            <text:p>161</text:p>
          </table:table-cell>
          <table:table-cell table:style-name="ce37" table:formula="of:=[$'s03 - 580r'.B8]" office:value-type="float" office:value="110" calcext:value-type="float">
            <text:p>110</text:p>
          </table:table-cell>
          <table:table-cell table:style-name="ce7" table:formula="of:=[$'s04 - 250r'.B6]" office:value-type="float" office:value="70" calcext:value-type="float">
            <text:p>70</text:p>
          </table:table-cell>
          <table:table-cell table:style-name="ce46" table:formula="of:=[$'s05 - 170r'.B6]" office:value-type="float" office:value="30" calcext:value-type="float">
            <text:p>30</text:p>
          </table:table-cell>
          <table:table-cell table:style-name="ce95" table:formula="of:=SUM([.F9:.I9])" office:value-type="float" office:value="371" calcext:value-type="float">
            <text:p>371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Pareja</text:p>
          </table:table-cell>
          <table:table-cell table:style-name="ce7" table:formula="of:=[$'s01 - 790r'.B9]" office:value-type="float" office:value="146" calcext:value-type="float">
            <text:p>146</text:p>
          </table:table-cell>
          <table:table-cell table:style-name="ce37" table:formula="of:=[$'s03 - 580r'.B9]" office:value-type="float" office:value="105" calcext:value-type="float">
            <text:p>105</text:p>
          </table:table-cell>
          <table:table-cell table:style-name="ce7" table:formula="of:=[$'s04 - 250r'.B9]" office:value-type="float" office:value="42" calcext:value-type="float">
            <text:p>42</text:p>
          </table:table-cell>
          <table:table-cell table:style-name="ce46" table:formula="of:=[$'s05 - 170r'.B7]" office:value-type="float" office:value="27" calcext:value-type="float">
            <text:p>27</text:p>
          </table:table-cell>
          <table:table-cell table:style-name="ce95" table:formula="of:=SUM([.F10:.I10])" office:value-type="float" office:value="320" calcext:value-type="float">
            <text:p>320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Negocios</text:p>
          </table:table-cell>
          <table:table-cell table:style-name="ce23" table:formula="of:=[$'s01 - 790r'.B10]" office:value-type="float" office:value="33" calcext:value-type="float">
            <text:p>33</text:p>
          </table:table-cell>
          <table:table-cell table:style-name="ce44" table:formula="of:=[$'s03 - 580r'.B10]" office:value-type="float" office:value="69" calcext:value-type="float">
            <text:p>69</text:p>
          </table:table-cell>
          <table:table-cell table:style-name="ce23" table:formula="of:=[$'s04 - 250r'.B10]" office:value-type="float" office:value="9" calcext:value-type="float">
            <text:p>9</text:p>
          </table:table-cell>
          <table:table-cell table:style-name="ce58" table:formula="of:=[$'s05 - 170r'.B9]" office:value-type="float" office:value="8" calcext:value-type="float">
            <text:p>8</text:p>
          </table:table-cell>
          <table:table-cell table:style-name="ce95" table:formula="of:=SUM([.F11:.I11])" office:value-type="float" office:value="119" calcext:value-type="float">
            <text:p>119</text:p>
          </table:table-cell>
        </table:table-row>
        <table:table-row table:style-name="ro1">
          <table:table-cell table:number-columns-repeated="5"/>
          <table:table-cell table:style-name="ce26" table:formula="of:=SUM([.F7:.F11])" office:value-type="float" office:value="782" calcext:value-type="float">
            <text:p>782</text:p>
          </table:table-cell>
          <table:table-cell table:style-name="ce26" table:formula="of:=SUM([.G7:.G11])" office:value-type="float" office:value="564" calcext:value-type="float">
            <text:p>564</text:p>
          </table:table-cell>
          <table:table-cell table:style-name="ce26" table:formula="of:=SUM([.H7:.H11])" office:value-type="float" office:value="236" calcext:value-type="float">
            <text:p>236</text:p>
          </table:table-cell>
          <table:table-cell table:style-name="ce26" table:formula="of:=SUM([.I7:.I11])" office:value-type="float" office:value="132" calcext:value-type="float">
            <text:p>132</text:p>
          </table:table-cell>
          <table:table-cell table:style-name="ce95" table:formula="of:=SUM([.F12:.I12])" office:value-type="float" office:value="1714" calcext:value-type="float">
            <text:p>171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/>
          <table:table-cell table:number-columns-repeated="3"/>
          <table:table-cell table:style-name="ce20" office:value-type="string" calcext:value-type="string" table:number-columns-spanned="4" table:number-rows-spanned="1">
            <text:p>% total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  <table:table-cell table:style-name="ce27" office:value-type="string" calcext:value-type="string">
            <text:p>S01</text:p>
          </table:table-cell>
          <table:table-cell table:style-name="ce27" office:value-type="string" calcext:value-type="string">
            <text:p>S03</text:p>
          </table:table-cell>
          <table:table-cell table:style-name="ce27" office:value-type="string" calcext:value-type="string">
            <text:p>S04</text:p>
          </table:table-cell>
          <table:table-cell table:style-name="ce27" office:value-type="string" calcext:value-type="string">
            <text:p>S05</text:p>
          </table:table-cell>
          <table:table-cell/>
        </table:table-row>
        <table:table-row table:style-name="ro1">
          <table:table-cell table:number-columns-repeated="4"/>
          <table:table-cell table:style-name="ce18" office:value-type="string" calcext:value-type="string">
            <text:p>Familia</text:p>
          </table:table-cell>
          <table:table-cell table:style-name="ce28" table:formula="of:=[.F7]*100/[.F12]" office:value-type="float" office:value="32.2250639386189" calcext:value-type="float">
            <text:p>32,2</text:p>
          </table:table-cell>
          <table:table-cell table:style-name="ce35" table:formula="of:=[.G7]*100/[.G12]" office:value-type="float" office:value="19.6808510638298" calcext:value-type="float">
            <text:p>19,7</text:p>
          </table:table-cell>
          <table:table-cell table:style-name="ce35" table:formula="of:=[.H7]*100/[.H12]" office:value-type="float" office:value="20.3389830508475" calcext:value-type="float">
            <text:p>20,3</text:p>
          </table:table-cell>
          <table:table-cell table:style-name="ce68" table:formula="of:=[.I7]*100/[.I12]" office:value-type="float" office:value="32.5757575757576" calcext:value-type="float">
            <text:p>32,6</text:p>
          </table:table-cell>
          <table:table-cell/>
        </table:table-row>
        <table:table-row table:style-name="ro1">
          <table:table-cell table:number-columns-repeated="4"/>
          <table:table-cell table:style-name="ce19" office:value-type="string" calcext:value-type="string">
            <text:p>Solitario</text:p>
          </table:table-cell>
          <table:table-cell table:style-name="ce35" table:formula="of:=[.F8]*100/[.F12]" office:value-type="float" office:value="24.2966751918159" calcext:value-type="float">
            <text:p>24,3</text:p>
          </table:table-cell>
          <table:table-cell table:style-name="ce28" table:formula="of:=[.G8]*100/[.G12]" office:value-type="float" office:value="29.9645390070922" calcext:value-type="float">
            <text:p>30,0</text:p>
          </table:table-cell>
          <table:table-cell table:style-name="ce35" table:formula="of:=[.H8]*100/[.H12]" office:value-type="float" office:value="28.3898305084746" calcext:value-type="float">
            <text:p>28,4</text:p>
          </table:table-cell>
          <table:table-cell table:style-name="ce69" table:formula="of:=[.I8]*100/[.I12]" office:value-type="float" office:value="18.1818181818182" calcext:value-type="float">
            <text:p>18,2</text:p>
          </table:table-cell>
          <table:table-cell/>
        </table:table-row>
        <table:table-row table:style-name="ro1">
          <table:table-cell table:number-columns-repeated="4"/>
          <table:table-cell table:style-name="ce18" office:value-type="string" calcext:value-type="string">
            <text:p>Amigos</text:p>
          </table:table-cell>
          <table:table-cell table:style-name="ce35" table:formula="of:=[.F9]*100/[.F12]" office:value-type="float" office:value="20.5882352941176" calcext:value-type="float">
            <text:p>20,6</text:p>
          </table:table-cell>
          <table:table-cell table:style-name="ce35" table:formula="of:=[.G9]*100/[.G12]" office:value-type="float" office:value="19.5035460992908" calcext:value-type="float">
            <text:p>19,5</text:p>
          </table:table-cell>
          <table:table-cell table:style-name="ce28" table:formula="of:=[.H9]*100/[.H12]" office:value-type="float" office:value="29.6610169491525" calcext:value-type="float">
            <text:p>29,7</text:p>
          </table:table-cell>
          <table:table-cell table:style-name="ce69" table:formula="of:=[.I9]*100/[.I12]" office:value-type="float" office:value="22.7272727272727" calcext:value-type="float">
            <text:p>22,7</text:p>
          </table:table-cell>
          <table:table-cell/>
        </table:table-row>
        <table:table-row table:style-name="ro1">
          <table:table-cell table:number-columns-repeated="4"/>
          <table:table-cell table:style-name="ce18" office:value-type="string" calcext:value-type="string">
            <text:p>Pareja</text:p>
          </table:table-cell>
          <table:table-cell table:style-name="ce35" table:formula="of:=[.F10]*100/[.F12]" office:value-type="float" office:value="18.6700767263427" calcext:value-type="float">
            <text:p>18,7</text:p>
          </table:table-cell>
          <table:table-cell table:style-name="ce35" table:formula="of:=[.G10]*100/[.G12]" office:value-type="float" office:value="18.6170212765957" calcext:value-type="float">
            <text:p>18,6</text:p>
          </table:table-cell>
          <table:table-cell table:style-name="ce35" table:formula="of:=[.H10]*100/[.H12]" office:value-type="float" office:value="17.7966101694915" calcext:value-type="float">
            <text:p>17,8</text:p>
          </table:table-cell>
          <table:table-cell table:style-name="ce69" table:formula="of:=[.I10]*100/[.I12]" office:value-type="float" office:value="20.4545454545455" calcext:value-type="float">
            <text:p>20,5</text:p>
          </table:table-cell>
          <table:table-cell/>
        </table:table-row>
        <table:table-row table:style-name="ro1">
          <table:table-cell table:number-columns-repeated="4"/>
          <table:table-cell table:style-name="ce19" office:value-type="string" calcext:value-type="string">
            <text:p>Negocios</text:p>
          </table:table-cell>
          <table:table-cell table:style-name="ce36" table:formula="of:=[.F11]*100/[.F12]" office:value-type="float" office:value="4.21994884910486" calcext:value-type="float">
            <text:p>4,2</text:p>
          </table:table-cell>
          <table:table-cell table:style-name="ce36" table:formula="of:=[.G11]*100/[.G12]" office:value-type="float" office:value="12.2340425531915" calcext:value-type="float">
            <text:p>12,2</text:p>
          </table:table-cell>
          <table:table-cell table:style-name="ce36" table:formula="of:=[.H11]*100/[.H12]" office:value-type="float" office:value="3.8135593220339" calcext:value-type="float">
            <text:p>3,8</text:p>
          </table:table-cell>
          <table:table-cell table:style-name="ce70" table:formula="of:=[.I11]*100/[.I12]" office:value-type="float" office:value="6.06060606060606" calcext:value-type="float">
            <text:p>6,1</text:p>
          </table:table-cell>
          <table:table-cell/>
        </table:table-row>
      </table:table>
      <table:table table:name="s01 - 790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RIPADVISOR: ATRACCIONES TURÍSTICAS DE SANTA CRUZ, BOLIVI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SITIO: GÜEMBÉ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2" office:value-type="string" calcext:value-type="string">
            <text:p>Tipo de experiencia</text:p>
          </table:table-cell>
          <table:table-cell table:style-name="ce72" office:value-type="string" calcext:value-type="string">
            <text:p># viajeros</text:p>
          </table:table-cell>
          <table:table-cell table:style-name="ce72" office:value-type="string" calcext:value-type="string">
            <text:p>% total</text:p>
          </table:table-cell>
          <table:table-cell/>
          <table:table-cell table:style-name="ce80" office:value-type="string" calcext:value-type="string">
            <text:p>N/D</text:p>
          </table:table-cell>
          <table:table-cell table:style-name="ce82" office:value-type="float" office:value="160" calcext:value-type="float">
            <text:p>160</text:p>
          </table:table-cell>
        </table:table-row>
        <table:table-row table:style-name="ro1">
          <table:table-cell table:style-name="ce18" office:value-type="string" calcext:value-type="string">
            <text:p>Familia</text:p>
          </table:table-cell>
          <table:table-cell table:style-name="ce7" office:value-type="float" office:value="252" calcext:value-type="float">
            <text:p>252</text:p>
          </table:table-cell>
          <table:table-cell table:style-name="ce105" table:formula="of:=[.B6]*100/[.B11]" office:value-type="float" office:value="32.2250639386189" calcext:value-type="float">
            <text:p>32,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Solitario</text:p>
          </table:table-cell>
          <table:table-cell table:style-name="ce73" table:formula="of:= 30+[.F5]" office:value-type="float" office:value="190" calcext:value-type="float">
            <text:p>190</text:p>
          </table:table-cell>
          <table:table-cell table:style-name="ce76" table:formula="of:=[.B7]*100/[.B11]" office:value-type="float" office:value="24.2966751918159" calcext:value-type="float">
            <text:p>24,3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Amigos</text:p>
          </table:table-cell>
          <table:table-cell table:style-name="ce7" table:formula="of:=161" office:value-type="float" office:value="161" calcext:value-type="float">
            <text:p>161</text:p>
          </table:table-cell>
          <table:table-cell table:style-name="ce105" table:formula="of:=[.B8]*100/[.B11]" office:value-type="float" office:value="20.5882352941176" calcext:value-type="float">
            <text:p>20,6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Pareja</text:p>
          </table:table-cell>
          <table:table-cell table:style-name="ce7" office:value-type="float" office:value="146" calcext:value-type="float">
            <text:p>146</text:p>
          </table:table-cell>
          <table:table-cell table:style-name="ce105" table:formula="of:=[.B9]*100/[.B11]" office:value-type="float" office:value="18.6700767263427" calcext:value-type="float">
            <text:p>18,7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Negocios</text:p>
          </table:table-cell>
          <table:table-cell table:style-name="ce23" office:value-type="float" office:value="33" calcext:value-type="float">
            <text:p>33</text:p>
          </table:table-cell>
          <table:table-cell table:style-name="ce106" table:formula="of:=[.B10]*100/[.B11]" office:value-type="float" office:value="4.21994884910486" calcext:value-type="float">
            <text:p>4,2</text:p>
          </table:table-cell>
          <table:table-cell/>
          <table:table-cell table:style-name="ce43" table:number-columns-repeated="2"/>
        </table:table-row>
        <table:table-row table:style-name="ro1">
          <table:table-cell/>
          <table:table-cell table:style-name="ce74" table:formula="of:=SUM([.B6:.B10])" office:value-type="float" office:value="782" calcext:value-type="float">
            <text:p>782</text:p>
          </table:table-cell>
          <table:table-cell table:style-name="ce78" table:formula="of:=SUM([.C6:.C10])" office:value-type="float" office:value="100" calcext:value-type="float">
            <text:p>100</text:p>
          </table:table-cell>
          <table:table-cell/>
          <table:table-cell table:style-name="ce43" table:number-columns-repeated="2"/>
        </table:table-row>
        <table:table-row table:style-name="ro1" table:number-rows-repeated="2">
          <table:table-cell table:number-columns-repeated="4"/>
          <table:table-cell table:style-name="ce43"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 table:formula="of:=[.B11]" office:value-type="float" office:value="782" calcext:value-type="float">
            <text:p>782</text:p>
          </table:table-cell>
          <table:table-cell table:style-name="ce11" office:value-type="string" calcext:value-type="string">
            <text:p>Total opiniones</text:p>
          </table:table-cell>
          <table:table-cell table:style-name="ce15"/>
          <table:table-cell table:number-columns-repeated="3"/>
        </table:table-row>
      </table:table>
      <table:table table:name="s03 - 580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RIPADVISOR: ATRACCIONES TURÍSTICAS DE SANTA CRUZ, BOLIVI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SITIO: PLAZA 24 DE SEPTIEMBR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2" office:value-type="string" calcext:value-type="string">
            <text:p>Tipo de experiencia</text:p>
          </table:table-cell>
          <table:table-cell table:style-name="ce72" office:value-type="string" calcext:value-type="string">
            <text:p>Cantidad de viajeros</text:p>
          </table:table-cell>
          <table:table-cell table:style-name="ce72" office:value-type="string" calcext:value-type="string">
            <text:p>% total</text:p>
          </table:table-cell>
          <table:table-cell/>
          <table:table-cell table:style-name="ce85" office:value-type="string" calcext:value-type="string">
            <text:p>N/D</text:p>
          </table:table-cell>
          <table:table-cell table:style-name="ce82" office:value-type="float" office:value="98" calcext:value-type="float">
            <text:p>98</text:p>
          </table:table-cell>
        </table:table-row>
        <table:table-row table:style-name="ro1">
          <table:table-cell table:style-name="ce18" office:value-type="string" calcext:value-type="string">
            <text:p>Solitario</text:p>
          </table:table-cell>
          <table:table-cell table:style-name="ce37" table:formula="of:=71+[.F5]" office:value-type="float" office:value="169" calcext:value-type="float">
            <text:p>169</text:p>
          </table:table-cell>
          <table:table-cell table:style-name="ce105" table:formula="of:=[.B6]*100/[.B11]" office:value-type="float" office:value="29.9645390070922" calcext:value-type="float">
            <text:p>30,0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Familia</text:p>
          </table:table-cell>
          <table:table-cell table:style-name="ce37" office:value-type="float" office:value="111" calcext:value-type="float">
            <text:p>111</text:p>
          </table:table-cell>
          <table:table-cell table:style-name="ce105" table:formula="of:=[.B7]*100/[.B11]" office:value-type="float" office:value="19.6808510638298" calcext:value-type="float">
            <text:p>19,7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Amigos</text:p>
          </table:table-cell>
          <table:table-cell table:style-name="ce37" office:value-type="float" office:value="110" calcext:value-type="float">
            <text:p>110</text:p>
          </table:table-cell>
          <table:table-cell table:style-name="ce105" table:formula="of:=[.B8]*100/[.B11]" office:value-type="float" office:value="19.5035460992908" calcext:value-type="float">
            <text:p>19,5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Pareja</text:p>
          </table:table-cell>
          <table:table-cell table:style-name="ce37" office:value-type="float" office:value="105" calcext:value-type="float">
            <text:p>105</text:p>
          </table:table-cell>
          <table:table-cell table:style-name="ce105" table:formula="of:=[.B9]*100/[.B11]" office:value-type="float" office:value="18.6170212765957" calcext:value-type="float">
            <text:p>18,6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Negocios</text:p>
          </table:table-cell>
          <table:table-cell table:style-name="ce37" office:value-type="float" office:value="69" calcext:value-type="float">
            <text:p>69</text:p>
          </table:table-cell>
          <table:table-cell table:style-name="ce106" table:formula="of:=[.B10]*100/[.B11]" office:value-type="float" office:value="12.2340425531915" calcext:value-type="float">
            <text:p>12,2</text:p>
          </table:table-cell>
          <table:table-cell table:number-columns-repeated="3"/>
        </table:table-row>
        <table:table-row table:style-name="ro1">
          <table:table-cell/>
          <table:table-cell table:style-name="ce83" table:formula="of:=SUM([.B6:.B10])" office:value-type="float" office:value="564" calcext:value-type="float">
            <text:p>564</text:p>
          </table:table-cell>
          <table:table-cell table:style-name="ce84" table:formula="of:=SUM([.C6:.C10])" office:value-type="float" office:value="100" calcext:value-type="float">
            <text:p>100,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 table:formula="of:=[.B11]" office:value-type="float" office:value="564" calcext:value-type="float">
            <text:p>564</text:p>
          </table:table-cell>
          <table:table-cell table:style-name="ce11" office:value-type="string" calcext:value-type="string">
            <text:p>Total opiniones</text:p>
          </table:table-cell>
          <table:table-cell table:style-name="ce15"/>
          <table:table-cell table:number-columns-repeated="3"/>
        </table:table-row>
      </table:table>
      <table:table table:name="s04 - 250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RIPADVISOR: ATRACCIONES TURÍSTICAS DE SANTA CRUZ, BOLIVI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SITIO: SAMAIPATA</text:p>
          </table:table-cell>
          <table:table-cell table:number-columns-repeated="5"/>
        </table:table-row>
        <table:table-row table:style-name="ro2" table:number-rows-repeated="2">
          <table:table-cell table:style-name="ce2"/>
          <table:table-cell table:number-columns-repeated="5"/>
        </table:table-row>
        <table:table-row table:style-name="ro1">
          <table:table-cell table:style-name="ce72" office:value-type="string" calcext:value-type="string">
            <text:p>Tipo de experiencia</text:p>
          </table:table-cell>
          <table:table-cell table:style-name="ce88" office:value-type="string" calcext:value-type="string">
            <text:p>Cantidad de viajeros</text:p>
          </table:table-cell>
          <table:table-cell table:style-name="ce72" office:value-type="string" calcext:value-type="string">
            <text:p>% total</text:p>
          </table:table-cell>
          <table:table-cell/>
          <table:table-cell table:style-name="ce85" office:value-type="string" calcext:value-type="string">
            <text:p>N/D</text:p>
          </table:table-cell>
          <table:table-cell table:style-name="ce82" office:value-type="float" office:value="51" calcext:value-type="float">
            <text:p>51</text:p>
          </table:table-cell>
        </table:table-row>
        <table:table-row table:style-name="ro1">
          <table:table-cell table:style-name="ce86" office:value-type="string" calcext:value-type="string">
            <text:p>Amigos</text:p>
          </table:table-cell>
          <table:table-cell table:style-name="ce89" office:value-type="float" office:value="70" calcext:value-type="float">
            <text:p>70</text:p>
          </table:table-cell>
          <table:table-cell table:style-name="ce105" table:formula="of:=[.B6]*100/[.B11]" office:value-type="float" office:value="29.6610169491525" calcext:value-type="float">
            <text:p>29,7</text:p>
          </table:table-cell>
          <table:table-cell/>
          <table:table-cell table:style-name="ce85"/>
          <table:table-cell table:style-name="ce82"/>
        </table:table-row>
        <table:table-row table:style-name="ro1">
          <table:table-cell table:style-name="ce86" office:value-type="string" calcext:value-type="string">
            <text:p>Solitario</text:p>
          </table:table-cell>
          <table:table-cell table:style-name="ce89" table:formula="of:=16+[.F5]" office:value-type="float" office:value="67" calcext:value-type="float">
            <text:p>67</text:p>
          </table:table-cell>
          <table:table-cell table:style-name="ce105" table:formula="of:=[.B7]*100/[.B11]" office:value-type="float" office:value="28.3898305084746" calcext:value-type="float">
            <text:p>28,4</text:p>
          </table:table-cell>
          <table:table-cell table:number-columns-repeated="3"/>
        </table:table-row>
        <table:table-row table:style-name="ro1">
          <table:table-cell table:style-name="ce86" office:value-type="string" calcext:value-type="string">
            <text:p>Familia</text:p>
          </table:table-cell>
          <table:table-cell table:style-name="ce89" office:value-type="float" office:value="48" calcext:value-type="float">
            <text:p>48</text:p>
          </table:table-cell>
          <table:table-cell table:style-name="ce105" table:formula="of:=[.B8]*100/[.B11]" office:value-type="float" office:value="20.3389830508475" calcext:value-type="float">
            <text:p>20,3</text:p>
          </table:table-cell>
          <table:table-cell table:number-columns-repeated="3"/>
        </table:table-row>
        <table:table-row table:style-name="ro1">
          <table:table-cell table:style-name="ce86" office:value-type="string" calcext:value-type="string">
            <text:p>Pareja</text:p>
          </table:table-cell>
          <table:table-cell table:style-name="ce89" office:value-type="float" office:value="42" calcext:value-type="float">
            <text:p>42</text:p>
          </table:table-cell>
          <table:table-cell table:style-name="ce105" table:formula="of:=[.B9]*100/[.B11]" office:value-type="float" office:value="17.7966101694915" calcext:value-type="float">
            <text:p>17,8</text:p>
          </table:table-cell>
          <table:table-cell table:number-columns-repeated="3"/>
        </table:table-row>
        <table:table-row table:style-name="ro1">
          <table:table-cell table:style-name="ce87" office:value-type="string" calcext:value-type="string">
            <text:p>Negocios</text:p>
          </table:table-cell>
          <table:table-cell table:style-name="ce90" office:value-type="float" office:value="9" calcext:value-type="float">
            <text:p>9</text:p>
          </table:table-cell>
          <table:table-cell table:style-name="ce106" table:formula="of:=[.B10]*100/[.B11]" office:value-type="float" office:value="3.8135593220339" calcext:value-type="float">
            <text:p>3,8</text:p>
          </table:table-cell>
          <table:table-cell table:number-columns-repeated="3"/>
        </table:table-row>
        <table:table-row table:style-name="ro1">
          <table:table-cell/>
          <table:table-cell table:style-name="ce74" table:formula="of:=SUM([.B6:.B10])" office:value-type="float" office:value="236" calcext:value-type="float">
            <text:p>236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 table:formula="of:=[.B11]" office:value-type="float" office:value="236" calcext:value-type="float">
            <text:p>236</text:p>
          </table:table-cell>
          <table:table-cell table:style-name="ce11" office:value-type="string" calcext:value-type="string">
            <text:p>Total opiniones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91"/>
          <table:table-cell table:number-columns-repeated="4"/>
        </table:table-row>
      </table:table>
      <table:table table:name="s05 - 170r" table:style-name="ta1">
        <table:table-column table:style-name="co5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RIPADVISOR: ATRACCIONES TURÍSTICAS DE SANTA CRUZ, BOLIVI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SITIO: IGLESIAS DE LA CHIQUITANI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2" office:value-type="string" calcext:value-type="string">
            <text:p>Tipo de experiencia</text:p>
          </table:table-cell>
          <table:table-cell table:style-name="ce88" office:value-type="string" calcext:value-type="string">
            <text:p>Cantidad de viajeros</text:p>
          </table:table-cell>
          <table:table-cell table:style-name="ce88" office:value-type="string" calcext:value-type="string">
            <text:p>% total</text:p>
          </table:table-cell>
          <table:table-cell/>
          <table:table-cell table:style-name="ce92" office:value-type="string" calcext:value-type="string">
            <text:p>N/D</text:p>
          </table:table-cell>
          <table:table-cell table:style-name="ce92" office:value-type="float" office:value="15" calcext:value-type="float">
            <text:p>15</text:p>
          </table:table-cell>
        </table:table-row>
        <table:table-row table:style-name="ro1">
          <table:table-cell table:style-name="ce86" office:value-type="string" calcext:value-type="string">
            <text:p>Familia</text:p>
          </table:table-cell>
          <table:table-cell table:style-name="ce89" office:value-type="float" office:value="43" calcext:value-type="float">
            <text:p>43</text:p>
          </table:table-cell>
          <table:table-cell table:style-name="ce105" table:formula="of:=[.B5]*100/[.B10]" office:value-type="float" office:value="32.5757575757576" calcext:value-type="float">
            <text:p>32,6</text:p>
          </table:table-cell>
          <table:table-cell table:number-columns-repeated="3"/>
        </table:table-row>
        <table:table-row table:style-name="ro1">
          <table:table-cell table:style-name="ce86" office:value-type="string" calcext:value-type="string">
            <text:p>Amigos</text:p>
          </table:table-cell>
          <table:table-cell table:style-name="ce89" office:value-type="float" office:value="30" calcext:value-type="float">
            <text:p>30</text:p>
          </table:table-cell>
          <table:table-cell table:style-name="ce105" table:formula="of:=[.B6]*100/[.B10]" office:value-type="float" office:value="22.7272727272727" calcext:value-type="float">
            <text:p>22,7</text:p>
          </table:table-cell>
          <table:table-cell table:number-columns-repeated="3"/>
        </table:table-row>
        <table:table-row table:style-name="ro1">
          <table:table-cell table:style-name="ce86" office:value-type="string" calcext:value-type="string">
            <text:p>Pareja</text:p>
          </table:table-cell>
          <table:table-cell table:style-name="ce89" office:value-type="float" office:value="27" calcext:value-type="float">
            <text:p>27</text:p>
          </table:table-cell>
          <table:table-cell table:style-name="ce105" table:formula="of:=[.B7]*100/[.B10]" office:value-type="float" office:value="20.4545454545455" calcext:value-type="float">
            <text:p>20,5</text:p>
          </table:table-cell>
          <table:table-cell table:number-columns-repeated="3"/>
        </table:table-row>
        <table:table-row table:style-name="ro1">
          <table:table-cell table:style-name="ce86" office:value-type="string" calcext:value-type="string">
            <text:p>Solitario</text:p>
          </table:table-cell>
          <table:table-cell table:style-name="ce89" table:formula="of:=9+[.F4]" office:value-type="float" office:value="24" calcext:value-type="float">
            <text:p>24</text:p>
          </table:table-cell>
          <table:table-cell table:style-name="ce105" table:formula="of:=[.B8]*100/[.B10]" office:value-type="float" office:value="18.1818181818182" calcext:value-type="float">
            <text:p>18,2</text:p>
          </table:table-cell>
          <table:table-cell table:number-columns-repeated="3"/>
        </table:table-row>
        <table:table-row table:style-name="ro1">
          <table:table-cell table:style-name="ce87" office:value-type="string" calcext:value-type="string">
            <text:p>Negocios</text:p>
          </table:table-cell>
          <table:table-cell table:style-name="ce90" office:value-type="float" office:value="8" calcext:value-type="float">
            <text:p>8</text:p>
          </table:table-cell>
          <table:table-cell table:style-name="ce106" table:formula="of:=[.B9]*100/[.B10]" office:value-type="float" office:value="6.06060606060606" calcext:value-type="float">
            <text:p>6,1</text:p>
          </table:table-cell>
          <table:table-cell table:number-columns-repeated="3"/>
        </table:table-row>
        <table:table-row table:style-name="ro1">
          <table:table-cell/>
          <table:table-cell table:style-name="ce26" table:formula="of:=SUM([.B5:.B9])" office:value-type="float" office:value="132" calcext:value-type="float">
            <text:p>13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 table:formula="of:=[.B10]" office:value-type="float" office:value="132" calcext:value-type="float">
            <text:p>132</text:p>
          </table:table-cell>
          <table:table-cell table:style-name="ce11" office:value-type="string" calcext:value-type="string">
            <text:p>Total opiniones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s01 - 790r'.A5:'s01 - 790r'.C10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s03 - 580r'.A5:'s03 - 580r'.C10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's04 - 250r'.A5:'s04 - 250r'.B10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s05 - 170r'.A4:'s05 - 170r'.B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F" svg:font-family="" style:font-family-generic="roman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 number:title="Definido por el usuario">
      <number:number number:decimal-places="1" loext:min-decimal-places="1" number:min-integer-digits="1" number:grouping="true"/>
    </number:number-style>
    <number:number-style style:name="N109" number:title="Definido por el usuario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2:01:22.5566486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3:31:54.316373910</meta:creation-date>
    <dc:date>2021-06-06T21:14:38.878573099</dc:date>
    <meta:editing-duration>PT10H54M4S</meta:editing-duration>
    <meta:editing-cycles>37</meta:editing-cycles>
    <meta:generator>LibreOffice/6.4.7.2$Linux_X86_64 LibreOffice_project/40$Build-2</meta:generator>
    <meta:document-statistic meta:table-count="5" meta:cell-count="177" meta:object-count="0"/>
  </office:meta>
</office:document-meta>
</file>